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21ddd" officeooo:paragraph-rsid="00021dd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21ddd" officeooo:paragraph-rsid="00021ddd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37675" officeooo:paragraph-rsid="00037675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ddd" officeooo:paragraph-rsid="00021ddd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37675" style:font-size-asian="12.25pt" style:font-size-complex="14pt"/>
    </style:style>
    <style:style style:name="T3" style:family="text">
      <style:text-properties fo:font-size="14pt" officeooo:rsid="00043c01" style:font-size-asian="12.25pt" style:font-size-complex="14pt"/>
    </style:style>
    <style:style style:name="T4" style:family="text">
      <style:text-properties officeooo:rsid="000376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C <text:span text:style-name="T4">J</text:span>coinche</text:p>
      <text:p text:style-name="P2"/>
      <text:p text:style-name="P2"/>
      <text:p text:style-name="P2">Client Command :</text:p>
      <text:p text:style-name="P2"/>
      <text:p text:style-name="P4">BET x (int)</text:p>
      <text:p text:style-name="P4">COINCHE</text:p>
      <text:p text:style-name="P4">COUNTERCOINCHE</text:p>
      <text:p text:style-name="P4">PASS</text:p>
      <text:p text:style-name="P4">PLAY type(string) number(char)</text:p>
      <text:p text:style-name="P4"/>
      <text:p text:style-name="P2">Server Response <text:span text:style-name="T1">:</text:span></text:p>
      <text:p text:style-name="P2"><text:span text:style-name="T1"/></text:p>
      <text:p text:style-name="P3"><text:span text:style-name="T1">PLAYER Y IS PLAYING</text:span></text:p>
      <text:p text:style-name="P3"><text:span text:style-name="T1">NOT ENOUGH PLAYER DISCONNECTING FROM SERVER</text:span></text:p>
      <text:p text:style-name="P2"><text:span text:style-name="T1"/></text:p>
      <text:p text:style-name="P2"><text:span text:style-name="T1">PLAYER Y BET X</text:span></text:p>
      <text:p text:style-name="P2"><text:span text:style-name="T1">PLAYER Y COINCHED</text:span></text:p>
      <text:p text:style-name="P2"><text:span text:style-name="T1">PLAYER Y COUNTERCOINCHED</text:span></text:p>
      <text:p text:style-name="P2"><text:span text:style-name="T1">PLAYER Y PASSED</text:span></text:p>
      <text:p text:style-name="P2"><text:span text:style-name="T1">PLAYER Y PLAYED </text:span><text:span text:style-name="T2">type (string) number (char)</text:span></text:p>
      <text:p text:style-name="P2"><text:span text:style-name="T2"/></text:p>
      <text:p text:style-name="P3"><text:span text:style-name="T1">TEAM Z </text:span><text:span text:style-name="T3">WON THE ROUND</text:span></text:p>
      <text:p text:style-name="P3"><text:span text:style-name="T1">TEAM </text:span><text:span text:style-name="T3">Z WON THE GAME</text:span></text:p>
      <text:p text:style-name="P3"><text:span text:style-name="T1"/></text:p>
      <text:p text:style-name="P3"><text:span text:style-name="T1">COMMAND INVALID</text:span></text:p>
      <text:p text:style-name="P3"><text:span text:style-name="T1">NOT YOUR TU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3:39:44.238754270</meta:creation-date>
    <dc:date>2017-10-18T14:29:37.534890102</dc:date>
    <meta:editing-duration>PT17M14S</meta:editing-duration>
    <meta:editing-cycles>1</meta:editing-cycles>
    <meta:generator>LibreOffice/5.4.2.2.0$Linux_X86_64 LibreOffice_project/40m0$Build-2</meta:generator>
    <meta:document-statistic meta:table-count="0" meta:image-count="0" meta:object-count="0" meta:page-count="1" meta:paragraph-count="19" meta:word-count="62" meta:character-count="353" meta:non-whitespace-character-count="310"/>
  </office:meta>
</office:document-meta>
</file>